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764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 style:master-page-name="">
      <style:table-properties style:width="5.5632in" fo:margin-left="0.5069in" style:page-number="auto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3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4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5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6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7" style:family="paragraph" style:parent-style-name="Table_20_Contents">
      <style:paragraph-properties fo:line-height="150%"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officeooo:rsid="0139c761" officeooo:paragraph-rsid="00bfca14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officeooo:rsid="013d6426" officeooo:paragraph-rsid="00bfca14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officeooo:rsid="0057f3c2" officeooo:paragraph-rsid="0057f3c2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officeooo:rsid="0065172a" officeooo:paragraph-rsid="0065172a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67f29a" officeooo:paragraph-rsid="0067f29a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787994" officeooo:paragraph-rsid="00787994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7a627b" officeooo:paragraph-rsid="007a627b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weight="bold" officeooo:rsid="007d1ea3" officeooo:paragraph-rsid="008ce2f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weight="bold" officeooo:rsid="008060f4" officeooo:paragraph-rsid="008060f4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weight="bold" officeooo:rsid="0097b635" officeooo:paragraph-rsid="0097b63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rsid="008ce2f1" officeooo:paragraph-rsid="008ce2f1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officeooo:rsid="007fc3b4" officeooo:paragraph-rsid="007fc3b4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8e601a" officeooo:paragraph-rsid="008e601a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939868" officeooo:paragraph-rsid="00939868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officeooo:rsid="0096a8b4" officeooo:paragraph-rsid="0096a8b4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officeooo:rsid="009731c1" officeooo:paragraph-rsid="009731c1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rsid="0097b635" officeooo:paragraph-rsid="0097b635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officeooo:rsid="00a00761" officeooo:paragraph-rsid="00a00761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0c6e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720c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rsid="013fcc00" officeooo:paragraph-rsid="013fcc00"/>
    </style:style>
    <style:style style:name="P3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fo:font-weight="bold" officeooo:rsid="0061fc86" officeooo:paragraph-rsid="0061fc86" style:font-weight-asian="bold" style:font-weight-complex="bold"/>
    </style:style>
    <style:style style:name="P3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bb04e"/>
    </style:style>
    <style:style style:name="P3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a138f"/>
    </style:style>
    <style:style style:name="P34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7b635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20733c" officeooo:paragraph-rsid="0020733c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Liberation Serif" officeooo:paragraph-rsid="0020733c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paragraph-rsid="005459e4"/>
    </style:style>
    <style:style style:name="P38" style:family="paragraph" style:parent-style-name="Standard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39" style:family="paragraph" style:parent-style-name="Standard">
      <style:paragraph-properties fo:line-height="150%" fo:text-align="start" style:justify-single-word="false"/>
      <style:text-properties style:font-name="Liberation Serif" officeooo:rsid="003ca262" officeooo:paragraph-rsid="00bfca14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88787" officeooo:paragraph-rsid="00488787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b81b"/>
    </style:style>
    <style:style style:name="P4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45" style:family="paragraph" style:parent-style-name="Standard">
      <style:text-properties style:font-name="Liberation Serif" officeooo:paragraph-rsid="00b0c6e7"/>
    </style:style>
    <style:style style:name="P46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b0c6e7"/>
    </style:style>
    <style:style style:name="P47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0in" style:auto-text-indent="false" fo:background-color="transparent"/>
      <style:text-properties style:font-name="Liberation Serif" officeooo:rsid="00aa273b" officeooo:paragraph-rsid="00aa273b"/>
    </style:style>
    <style:style style:name="P48" style:family="paragraph" style:parent-style-name="Standard" style:list-style-name="L2">
      <style:paragraph-properties fo:line-height="150%" fo:text-align="start" style:justify-single-word="false"/>
      <style:text-properties style:font-name="Liberation Serif" officeooo:rsid="003d42dd" officeooo:paragraph-rsid="003ab081"/>
    </style:style>
    <style:style style:name="P49" style:family="paragraph" style:parent-style-name="Standard" style:list-style-name="L4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50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5839f4" officeooo:paragraph-rsid="015839f4"/>
    </style:style>
    <style:style style:name="P5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9d3dc" officeooo:paragraph-rsid="0049d3dc"/>
    </style:style>
    <style:style style:name="P5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d3205" officeooo:paragraph-rsid="004d3205"/>
    </style:style>
    <style:style style:name="P5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59bb3b" officeooo:paragraph-rsid="0159bb3b"/>
    </style:style>
    <style:style style:name="P54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55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1dbcb" officeooo:paragraph-rsid="0131dbcb"/>
    </style:style>
    <style:style style:name="P56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5bb469" officeooo:paragraph-rsid="015bb469"/>
    </style:style>
    <style:style style:name="P5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71a6e" officeooo:paragraph-rsid="01371a6e"/>
    </style:style>
    <style:style style:name="P58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5bbfc4" officeooo:paragraph-rsid="015c5d64"/>
    </style:style>
    <style:style style:name="P5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5db786" officeooo:paragraph-rsid="015db786"/>
    </style:style>
    <style:style style:name="P60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61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459e4" officeooo:paragraph-rsid="005459e4"/>
    </style:style>
    <style:style style:name="P62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63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aa273b" officeooo:paragraph-rsid="00aa273b"/>
    </style:style>
    <style:style style:name="P64" style:family="paragraph" style:parent-style-name="Standard" style:list-style-name="L16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65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style:font-name="Liberation Serif" officeooo:rsid="012b9fde" officeooo:paragraph-rsid="012b9fde"/>
    </style:style>
    <style:style style:name="P66" style:family="paragraph" style:parent-style-name="Standard" style:list-style-name="L8" style:master-page-name="">
      <loext:graphic-properties draw:fill="none"/>
      <style:paragraph-properties fo:margin-left="0.75in" fo:margin-right="0in" fo:line-height="150%" fo:text-align="start" style:justify-single-word="false" fo:text-indent="0in" style:auto-text-indent="false" style:page-number="auto" fo:background-color="transparent"/>
      <style:text-properties style:font-name="Liberation Serif" officeooo:rsid="015b0976" officeooo:paragraph-rsid="015b0976"/>
    </style:style>
    <style:style style:name="P67" style:family="paragraph" style:parent-style-name="Standard" style:list-style-name="L8">
      <loext:graphic-properties draw:fill="none"/>
      <style:paragraph-properties fo:margin-left="0.75in" fo:margin-right="0in" fo:line-height="150%" fo:text-align="start" style:justify-single-word="false" fo:text-indent="0in" style:auto-text-indent="false" fo:background-color="transparent"/>
      <style:text-properties style:font-name="Liberation Serif" officeooo:rsid="015b0976" officeooo:paragraph-rsid="015b0976"/>
    </style:style>
    <style:style style:name="P68" style:family="paragraph" style:parent-style-name="Standard" style:list-style-name="L17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style:font-name="Liberation Serif" officeooo:rsid="00aa273b" officeooo:paragraph-rsid="00aa273b"/>
    </style:style>
    <style:style style:name="P69" style:family="paragraph" style:parent-style-name="Standard" style:list-style-name="L17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aa273b"/>
    </style:style>
    <style:style style:name="P70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71" style:family="paragraph" style:parent-style-name="Standard" style:list-style-name="L19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72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73" style:family="paragraph" style:parent-style-name="Standard" style:list-style-name="L19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officeooo:rsid="016803b4" officeooo:paragraph-rsid="016803b4"/>
    </style:style>
    <style:style style:name="P75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536fa5" officeooo:paragraph-rsid="01536fa5"/>
    </style:style>
    <style:style style:name="P76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officeooo:rsid="01536fa5" officeooo:paragraph-rsid="01536fa5"/>
    </style:style>
    <style:style style:name="P7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78" style:family="paragraph" style:parent-style-name="Table_20_Contents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style:font-name="Liberation Serif" fo:font-size="12pt" officeooo:rsid="0041d5dc" officeooo:paragraph-rsid="012988f1" style:font-size-asian="12pt" style:font-size-complex="12pt"/>
    </style:style>
    <style:style style:name="P79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9fbbd" officeooo:paragraph-rsid="0059fbbd"/>
    </style:style>
    <style:style style:name="P80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d982d" officeooo:paragraph-rsid="005d982d"/>
    </style:style>
    <style:style style:name="P81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e2873" officeooo:paragraph-rsid="005e2873"/>
    </style:style>
    <style:style style:name="P8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06c68dd"/>
    </style:style>
    <style:style style:name="P8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4abf34"/>
    </style:style>
    <style:style style:name="P8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6803b4"/>
    </style:style>
    <style:style style:name="P8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07292f5"/>
    </style:style>
    <style:style style:name="P8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4abf34"/>
    </style:style>
    <style:style style:name="P8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6803b4"/>
    </style:style>
    <style:style style:name="P8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238dc"/>
    </style:style>
    <style:style style:name="P8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abf34"/>
    </style:style>
    <style:style style:name="P9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6803b4"/>
    </style:style>
    <style:style style:name="P9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07711e8"/>
    </style:style>
    <style:style style:name="P9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4abf34"/>
    </style:style>
    <style:style style:name="P9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6803b4"/>
    </style:style>
    <style:style style:name="P9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0f76919"/>
    </style:style>
    <style:style style:name="P9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4abf34"/>
    </style:style>
    <style:style style:name="P9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6803b4"/>
    </style:style>
    <style:style style:name="P9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07941d4"/>
    </style:style>
    <style:style style:name="P9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622998"/>
    </style:style>
    <style:style style:name="P9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4abf34"/>
    </style:style>
    <style:style style:name="P10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679d0"/>
    </style:style>
    <style:style style:name="P10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622998"/>
    </style:style>
    <style:style style:name="P10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abf34"/>
    </style:style>
    <style:style style:name="P10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475d76"/>
    </style:style>
    <style:style style:name="P10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622998"/>
    </style:style>
    <style:style style:name="P10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4abf34"/>
    </style:style>
    <style:style style:name="P10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07a627b"/>
    </style:style>
    <style:style style:name="P10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14abf34"/>
    </style:style>
    <style:style style:name="P10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07a627b"/>
    </style:style>
    <style:style style:name="P10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14abf34"/>
    </style:style>
    <style:style style:name="P110" style:family="paragraph" style:parent-style-name="Table_20_Contents" style:list-style-name="L14">
      <loext:graphic-properties draw:fill="none"/>
      <style:paragraph-properties fo:text-align="center" style:justify-single-word="false" fo:background-color="transparent" text:number-lines="false" text:line-number="0"/>
      <style:text-properties style:font-name="Liberation Serif"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5d982d"/>
    </style:style>
    <style:style style:name="T4" style:family="text">
      <style:text-properties style:text-underline-style="none" officeooo:rsid="007c66f1"/>
    </style:style>
    <style:style style:name="T5" style:family="text">
      <style:text-properties officeooo:rsid="007ddb89"/>
    </style:style>
    <style:style style:name="T6" style:family="text">
      <style:text-properties officeooo:rsid="00855c21"/>
    </style:style>
    <style:style style:name="T7" style:family="text">
      <style:text-properties officeooo:rsid="0097415f"/>
    </style:style>
    <style:style style:name="T8" style:family="text">
      <style:text-properties officeooo:rsid="00ad07c3"/>
    </style:style>
    <style:style style:name="T9" style:family="text">
      <style:text-properties officeooo:rsid="008bc88b"/>
    </style:style>
    <style:style style:name="T10" style:family="text">
      <style:text-properties officeooo:rsid="008ae4a1"/>
    </style:style>
    <style:style style:name="T11" style:family="text">
      <style:text-properties officeooo:rsid="00b8e445"/>
    </style:style>
    <style:style style:name="T12" style:family="text">
      <style:text-properties officeooo:rsid="00beafe0"/>
    </style:style>
    <style:style style:name="T13" style:family="text">
      <style:text-properties officeooo:rsid="00db4739"/>
    </style:style>
    <style:style style:name="T14" style:family="text">
      <style:text-properties officeooo:rsid="00dea924"/>
    </style:style>
    <style:style style:name="T15" style:family="text">
      <style:text-properties officeooo:rsid="00efe00f"/>
    </style:style>
    <style:style style:name="T16" style:family="text">
      <style:text-properties officeooo:rsid="01226fc4"/>
    </style:style>
    <style:style style:name="T17" style:family="text">
      <style:text-properties officeooo:rsid="0128bc83"/>
    </style:style>
    <style:style style:name="T18" style:family="text">
      <style:text-properties officeooo:rsid="013e7f76"/>
    </style:style>
    <style:style style:name="T19" style:family="text">
      <style:text-properties officeooo:rsid="0143841f"/>
    </style:style>
    <style:style style:name="T20" style:family="text">
      <style:text-properties officeooo:rsid="01475d76"/>
    </style:style>
    <style:style style:name="T21" style:family="text">
      <style:text-properties officeooo:rsid="0157bdb6"/>
    </style:style>
    <style:style style:name="T22" style:family="text">
      <style:text-properties officeooo:rsid="015839f4"/>
    </style:style>
    <style:style style:name="T23" style:family="text">
      <style:text-properties officeooo:rsid="0159bb3b"/>
    </style:style>
    <style:style style:name="T24" style:family="text">
      <style:text-properties officeooo:rsid="015b0976"/>
    </style:style>
    <style:style style:name="T25" style:family="text">
      <style:text-properties officeooo:rsid="015bb469"/>
    </style:style>
    <style:style style:name="T26" style:family="text">
      <style:text-properties officeooo:rsid="015bbfc4"/>
    </style:style>
    <style:style style:name="T27" style:family="text">
      <style:text-properties officeooo:rsid="0161290b"/>
    </style:style>
    <style:style style:name="T28" style:family="text">
      <style:text-properties officeooo:rsid="01660d98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NCANA PELAKSANAAN PEMBELAJARAN</text:p>
      <text:p text:style-name="P35">(RPP <text:span text:style-name="T28">2</text:span>)</text:p>
      <text:p text:style-name="P36"><draw:frame draw:style-name="fr1" draw:name="Frame1" text:anchor-type="paragraph" svg:x="1.1339in" svg:y="0.2327in" svg:width="4.8382in" draw:z-index="0"><draw:text-box fo:min-height="2.4339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">Satuan Pendidikan</text:p></table:table-cell><table:table-cell table:style-name="Table1.A1" office:value-type="string"><text:p text:style-name="P7">:</text:p></table:table-cell><table:table-cell table:style-name="Table1.A1" office:value-type="string"><text:p text:style-name="P1">SD Negeri 42 Kota Ternate</text:p></table:table-cell></table:table-row><table:table-row><table:table-cell table:style-name="Table1.A1" office:value-type="string"><text:p text:style-name="P2">Mata Pelajaran</text:p></table:table-cell><table:table-cell table:style-name="Table1.A1" office:value-type="string"><text:p text:style-name="P7">:</text:p></table:table-cell><table:table-cell table:style-name="Table1.A1" office:value-type="string"><text:p text:style-name="P2">Pendidikan Jasmani - Olahraga Kesehatan</text:p></table:table-cell></table:table-row><table:table-row><table:table-cell table:style-name="Table1.A1" office:value-type="string"><text:p text:style-name="P3">Kelas / Semester</text:p></table:table-cell><table:table-cell table:style-name="Table1.A1" office:value-type="string"><text:p text:style-name="P7">:</text:p></table:table-cell><table:table-cell table:style-name="Table1.A1" office:value-type="string"><text:p text:style-name="P4"><text:span text:style-name="T14">II</text:span> / 2</text:p></table:table-cell></table:table-row><table:table-row><table:table-cell table:style-name="Table1.A1" office:value-type="string"><text:p text:style-name="P5">Materi Pokok</text:p></table:table-cell><table:table-cell table:style-name="Table1.A1" office:value-type="string"><text:p text:style-name="P7">:</text:p></table:table-cell><table:table-cell table:style-name="Table1.A1" office:value-type="string"><text:list xml:id="list3670080274" text:style-name="L1"><text:list-item><text:p text:style-name="P75">Berjalan berpegangan di air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4530295959803" text:continue-numbering="true" text:style-name="L1"><text:list-item><text:p text:style-name="P75">Mencipratkan air ke muka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4530024385787" text:continue-numbering="true" text:style-name="L1"><text:list-item><text:p text:style-name="P76">Kejar – kejaran di kolam renang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4530796663225" text:continue-numbering="true" text:style-name="L1"><text:list-item><text:p text:style-name="P75">Menyelam</text:p></text:list-item></text:list></table:table-cell></table:table-row><table:table-row><table:table-cell table:style-name="Table1.A1" office:value-type="string"><text:p text:style-name="P6">Alokasi Waktu</text:p></table:table-cell><table:table-cell table:style-name="Table1.A1" office:value-type="string"><text:p text:style-name="P7">:</text:p></table:table-cell><table:table-cell table:style-name="Table1.A1" office:value-type="string"><text:list xml:id="list194846992787072" text:style-name="L1"><text:list-header><text:p text:style-name="P77"><text:span text:style-name="T16">12</text:span> Jam Pelajaran (<text:span text:style-name="T21">3</text:span> x TM)</text:p></text:list-header></text:list></table:table-cell></table:table-row></table:table></draw:text-box></draw:frame></text:p>
      <text:list xml:id="list3002237689" text:style-name="L2">
        <text:list-item>
          <text:p text:style-name="P48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3.<text:span text:style-name="T17">7</text:span>.</text:p>
          </table:table-cell>
          <table:table-cell table:style-name="Table5.A1" office:value-type="string">
            <text:list xml:id="list1435699389" text:style-name="L3">
              <text:list-item>
                <text:list>
                  <text:list-header>
                    <text:p text:style-name="P78">Memahami prosedur penggunaan gerak dasar lokomotor, non- lokomotor,dan manipulatif dalam bentuk permainan, dan menjaga keselamatan diri/orang lain dalam aktivitas air ***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9">4.<text:span text:style-name="T17">7</text:span>.</text:p>
          </table:table-cell>
          <table:table-cell table:style-name="Table5.A1" office:value-type="string">
            <text:list xml:id="list4531231888221" text:continue-numbering="true" text:style-name="L3">
              <text:list-item>
                <text:list>
                  <text:list-header>
                    <text:p text:style-name="P78">Mempraktikkan penggunaan gerak dasar lokomotor, non-lokomotor, dan manipulatif dalam bentuk permainan, dan menjaga keselamatan diri/orang lain dalam aktivitas air***</text:p>
                  </text:list-header>
                </text:list>
              </text:list-item>
            </text:list>
          </table:table-cell>
        </table:table-row>
      </table:table>
      <text:p text:style-name="P39"/>
      <text:p text:style-name="P39"/>
      <text:list xml:id="list3622209523" text:style-name="L4">
        <text:list-item>
          <text:p text:style-name="P49">T<text:span text:style-name="T1">UJUAN PEMBELAJARAN</text:span></text:p>
        </text:list-item>
      </text:list>
      <text:p text:style-name="P38"><text:tab/><text:span text:style-name="T1">Dengan menyimak informasi dan peragaan materi dari guru, peserta didik dapat:</text:span></text:p>
      <text:list xml:id="list164313622" text:style-name="L5">
        <text:list-item>
          <text:p text:style-name="P65">Memahami prosedur <text:span text:style-name="T22">menggunakan gerak dasar lokomotor, non-lokomtor dan manipulatif dalam bentuk permainan dan menjaga keselamatan diri / orang lain dalam aktivitas air</text:span></text:p>
        </text:list-item>
        <text:list-item>
          <text:p text:style-name="P50">Mempraktikan prosedur menggunakan gerak dasar lokomotor, non-lokomotor dan manipulatif dalam bentuk permainan dan menjaga keselamatan diri / orang lain dalam aktivitas air</text:p>
        </text:list-item>
      </text:list>
      <text:p text:style-name="P40"/>
      <text:p text:style-name="P40"/>
      <text:list xml:id="list1386874797" text:style-name="L6">
        <text:list-item>
          <text:p text:style-name="P51">INDIKATOR PENCAPAIAN KOMPETENSI <text:span text:style-name="T2">(IPK)</text:span></text:p>
          <text:list>
            <text:list-item>
              <text:p text:style-name="P52">Menjelaskan <text:span text:style-name="T23">gerak saling berpegangan tangan di kolam renang</text:span></text:p>
            </text:list-item>
            <text:list-item>
              <text:p text:style-name="P53">Menjelaskan gerak merebut benda yang dilempar di kolam renang</text:p>
            </text:list-item>
            <text:list-item>
              <text:p text:style-name="P53"><text:soft-page-break/>Menjelaskan gerak menerobos hambatan teman yang berpegangan tangan</text:p>
            </text:list-item>
            <text:list-item>
              <text:p text:style-name="P53">Mempraktikan gerak saling berpegangan tangan di kolam renang, merebut benda yang dilempar di kolam renang, dan menerobos hambatan</text:p>
            </text:list-item>
            <text:list-item>
              <text:p text:style-name="P53">Menjelaskan gerak mencipratkan air ke muka</text:p>
            </text:list-item>
            <text:list-item>
              <text:p text:style-name="P53">Menjelaskan gerak mengelak cipratan air ke muka</text:p>
            </text:list-item>
            <text:list-item>
              <text:p text:style-name="P53">Mempraktikan gerak mencipratan air ke muka dan gerak mengelak cipratan air ke muka</text:p>
            </text:list-item>
            <text:list-item>
              <text:p text:style-name="P53">Menjelaskan gerak kejar – kejaran di kolam renang</text:p>
            </text:list-item>
            <text:list-item>
              <text:p text:style-name="P53">Mempraktikan gerak kejar – kejaran di kolam renang</text:p>
            </text:list-item>
            <text:list-item>
              <text:p text:style-name="P53">Menjelaskan menyelam melewati rintangan</text:p>
            </text:list-item>
            <text:list-item>
              <text:p text:style-name="P53">Mempraktikan menyelam melewati rintangan</text:p>
            </text:list-item>
            <text:list-item>
              <text:p text:style-name="P53">Mempraktikan masuk dalam air dengan mata terbuka</text:p>
            </text:list-item>
            <text:list-item>
              <text:p text:style-name="P53">Mejelaskan gerak melewati rintangan yang dipegangan oleh teman</text:p>
            </text:list-item>
            <text:list-item>
              <text:p text:style-name="P53">Mempraktikan gerak melewati rintangan yang dipegang oleh teman</text:p>
            </text:list-item>
          </text:list>
        </text:list-item>
      </text:list>
      <text:p text:style-name="P41"/>
      <text:p text:style-name="P41"/>
      <text:list xml:id="list2449063776" text:style-name="L7">
        <text:list-item>
          <text:p text:style-name="P54">MATERI PEMBELAJARAN</text:p>
          <text:list>
            <text:list-item>
              <text:p text:style-name="P55">Berjalan <text:span text:style-name="T24">berpegangan di air</text:span></text:p>
            </text:list-item>
          </text:list>
        </text:list-item>
      </text:list>
      <text:list xml:id="list942373412" text:style-name="L8">
        <text:list-item>
          <text:p text:style-name="P66">Berpegangan membentuk rintangan</text:p>
        </text:list-item>
        <text:list-item>
          <text:p text:style-name="P67">Berpegangan sambil menarik tangan</text:p>
        </text:list-item>
        <text:list-item>
          <text:p text:style-name="P67">Berpegangan sambil saling mendorong</text:p>
        </text:list-item>
      </text:list>
      <text:list xml:id="list4530680168114" text:continue-list="list2449063776" text:style-name="L7">
        <text:list-item>
          <text:list>
            <text:list-item>
              <text:p text:style-name="P55">Men<text:span text:style-name="T25">cipratkan air</text:span></text:p>
              <text:list>
                <text:list-item>
                  <text:p text:style-name="P56">Mencipratkan air ke muka</text:p>
                </text:list-item>
                <text:list-item>
                  <text:p text:style-name="P56">Mengelak cipratan air ke muka</text:p>
                </text:list-item>
              </text:list>
            </text:list-item>
            <text:list-item>
              <text:p text:style-name="P56">Kejar – kejaran di kolam renang</text:p>
            </text:list-item>
            <text:list-item>
              <text:p text:style-name="P57">Men<text:span text:style-name="T26">yelam</text:span></text:p>
            </text:list-item>
          </text:list>
        </text:list-item>
      </text:list>
      <text:list xml:id="list1156068724" text:style-name="L9">
        <text:list-item>
          <text:list>
            <text:list-item>
              <text:list>
                <text:list-item>
                  <text:p text:style-name="P58">Menyelam melewati rintangan</text:p>
                </text:list-item>
              </text:list>
            </text:list-item>
          </text:list>
        </text:list-item>
      </text:list>
      <text:list xml:id="list4530322202215" text:continue-list="list4530680168114" text:style-name="L7">
        <text:list-item>
          <text:list>
            <text:list-item>
              <text:p text:style-name="P59">Masuk ke dalam air dengan mata terbuka</text:p>
            </text:list-item>
            <text:list-item>
              <text:p text:style-name="P59">Gerak melewati rintangan</text:p>
            </text:list-item>
          </text:list>
        </text:list-item>
      </text:list>
      <text:p text:style-name="P43"/>
      <text:p text:style-name="P43"/>
      <text:list xml:id="list2892401337" text:style-name="L10">
        <text:list-item>
          <text:p text:style-name="P60">PENDEKATAN DAN METODE PEMBELAJARAN</text:p>
          <text:list>
            <text:list-item>
              <text:p text:style-name="P60">Pendekatan<text:tab/>: Saintifik</text:p>
            </text:list-item>
            <text:list-item>
              <text:p text:style-name="P60">Metode<text:tab/>: Modeling, Tanya jawab, Diskusi, Kelompok dan Pemberian Tugas</text:p>
            </text:list-item>
          </text:list>
        </text:list-item>
      </text:list>
      <text:p text:style-name="P42"/>
      <text:p text:style-name="P42"/>
      <text:list xml:id="list1518444901" text:style-name="L11">
        <text:list-item>
          <text:p text:style-name="P61"><text:soft-page-break/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10">Media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0">Gambar / <text:span text:style-name="T18">chart</text:span></text:p>
          </table:table-cell>
        </table:table-row>
        <table:table-row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10">Alat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10">Sumber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list xml:id="list1386056758" text:style-name="L12">
              <text:list-item>
                <text:p text:style-name="P79">Buku <text:span text:style-name="T3">G</text:span>uru PJOK Kelas <text:span text:style-name="T15">I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4531555092649" text:continue-numbering="true" text:style-name="L12">
              <text:list-item>
                <text:p text:style-name="P80">Buku Siswa PJOK Kelas <text:span text:style-name="T15">I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4530769868624" text:continue-numbering="true" text:style-name="L12">
              <text:list-item>
                <text:p text:style-name="P81">Konteks yang relevan / sesuai</text:p>
              </text:list-item>
            </text:list>
          </table:table-cell>
        </table:table-row>
      </table:table>
      <text:p text:style-name="P37"/>
      <text:p text:style-name="P37"/>
      <text:list xml:id="list622956034" text:style-name="L13">
        <text:list-item>
          <text:p text:style-name="P62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1">Pertemuan Pertama: 4 Jam <text:span text:style-name="T4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Kegiatan</text:p>
          </table:table-cell>
          <table:table-cell table:style-name="Table3.A2" office:value-type="string">
            <text:p text:style-name="P32">Deskripsi Kegiatan Pembelajaran</text:p>
          </table:table-cell>
          <table:table-cell table:style-name="Table3.C15" office:value-type="string">
            <text:p text:style-name="P12">Alokasi Waktu</text:p>
          </table:table-cell>
        </table:table-row>
        <table:table-row>
          <table:table-cell table:style-name="Table3.A2" office:value-type="string">
            <text:p text:style-name="P13">Pendahuluan</text:p>
          </table:table-cell>
          <table:table-cell table:style-name="Table3.B15" office:value-type="string">
            <text:list xml:id="list422016248" text:style-name="L14">
              <text:list-item>
                <text:p text:style-name="P82">Pengaturan / Manajemen kelas</text:p>
              </text:list-item>
              <text:list-item>
                <text:p text:style-name="P85">Beroda</text:p>
              </text:list-item>
              <text:list-item>
                <text:p text:style-name="P88">Pemberia motivasi</text:p>
              </text:list-item>
              <text:list-item>
                <text:p text:style-name="P91">Appersepsi</text:p>
              </text:list-item>
              <text:list-item>
                <text:p text:style-name="P94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4">Inti</text:p>
          </table:table-cell>
          <table:table-cell table:style-name="Table3.B15" office:value-type="string">
            <text:list xml:id="list4529911943427" text:continue-numbering="true" text:style-name="L14">
              <text:list-item>
                <text:p text:style-name="P97">Peserta didik menyimak penjelasan dan peragaan <text:tab/>materi dari guru tentang <text:span text:style-name="T27">berjalan berpegangan di air, <text:tab/>mencipratkan air ke muka, kejar – kejaran di kolam <text:tab/>renang dan meyelam</text:span></text:p>
              </text:list-item>
              <text:list-item>
                <text:p text:style-name="P100">Peserta didik mendiskusikan secara kelompok <text:tab/>penjelasan dan peragaan materi dari guru</text:p>
              </text:list-item>
              <text:list-item>
                <text:p text:style-name="P100">Peserta didik mencoba secara berulang gerakan – <text:tab/>gerakan yang telah diperagakan oleh guru</text:p>
              </text:list-item>
              <text:list-item>
                <text:p text:style-name="P100">Peserta didik mempraktikan secara bergilir dengan <text:tab/>dilandasi nilai – nilai <text:span text:style-name="T20">disiplin, percaya diri, sungguh – <text:tab/>sungguh dan kerja sama</text:span></text:p>
              </text:list-item>
              <text:list-item>
                <text:p text:style-name="P103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5">Penutup</text:p>
          </table:table-cell>
          <table:table-cell table:style-name="Table3.B15" office:value-type="string">
            <text:list xml:id="list4530110198246" text:continue-numbering="true" text:style-name="L14">
              <text:list-item>
                <text:p text:style-name="P106">Bertanya jawab tentang materi yang telah dipelajari</text:p>
              </text:list-item>
              <text:list-item>
                <text:p text:style-name="P108">Guru dan peserta didik bersama – sama membuat <text:tab/>rangkuman</text:p>
              </text:list-item>
              <text:list-item>
                <text:p text:style-name="P106"><text:span text:style-name="T6">Penguatan</text:span> dari guru</text:p>
              </text:list-item>
              <text:list-item>
                <text:p text:style-name="P106">Berdoa</text:p>
              </text:list-item>
              <text:list-item>
                <text:p text:style-name="P106">Selesai</text:p>
              </text:list-item>
            </text:list>
          </table:table-cell>
          <table:table-cell table:style-name="Table3.C7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6">Pertemuan kedua: 4 <text:span text:style-name="T5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Kegiatan</text:p>
          </table:table-cell>
          <table:table-cell table:style-name="Table3.A2" office:value-type="string">
            <text:list xml:id="list4530482608326" text:continue-numbering="true" text:style-name="L14">
              <text:list-header>
                <text:p text:style-name="P110">Deskripsi Kegiatan Pembelajaran</text:p>
              </text:list-header>
            </text:list>
          </table:table-cell>
          <table:table-cell table:style-name="Table3.C7" office:value-type="string">
            <text:p text:style-name="P19">Alokasi Waktu</text:p>
          </table:table-cell>
        </table:table-row>
        <table:table-row>
          <table:table-cell table:style-name="Table3.A2" office:value-type="string">
            <text:p text:style-name="P74">Inti</text:p>
          </table:table-cell>
          <table:table-cell table:style-name="Table3.B15" office:value-type="string">
            <text:list xml:id="list4530733450598" text:continue-numbering="true" text:style-name="L14">
              <text:list-item>
                <text:p text:style-name="P84">Pengaturan / Manajemen kelas</text:p>
              </text:list-item>
              <text:list-item>
                <text:p text:style-name="P87">Beroda</text:p>
              </text:list-item>
              <text:list-item>
                <text:p text:style-name="P90">Pemberia motivasi</text:p>
              </text:list-item>
              <text:list-item>
                <text:p text:style-name="P93">Appersepsi</text:p>
              </text:list-item>
              <text:list-item>
                <text:p text:style-name="P96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ext:soft-page-break/>
        <table:table-row>
          <table:table-cell table:style-name="Table3.A2" office:value-type="string">
            <text:p text:style-name="P20">Inti</text:p>
          </table:table-cell>
          <table:table-cell table:style-name="Table3.B15" office:value-type="string">
            <text:list xml:id="list4531609025372" text:continue-numbering="true" text:style-name="L14">
              <text:list-item>
                <text:p text:style-name="P99">Peserta didik menyimak penjelasan dan peragaan <text:tab/>materi dari guru tentang <text:span text:style-name="T19">prosedur berbagai pengenalan <text:tab/>aktivitas air dan mejaga keselamatan diri / orang lain <text:tab/>dalam aktivitas air</text:span></text:p>
              </text:list-item>
              <text:list-item>
                <text:p text:style-name="P102">Peserta didik mendiskusikan secara kelompok <text:tab/>penjelasan dan peragaan materi dari guru</text:p>
              </text:list-item>
              <text:list-item>
                <text:p text:style-name="P102">Peserta didik mencoba secara berulang gerakan – <text:tab/>gerakan yang telah diperagakan oleh guru</text:p>
              </text:list-item>
              <text:list-item>
                <text:p text:style-name="P102">Peserta didik mempraktikan secara bergilir dengan <text:tab/>dilandasi nilai – nilai <text:span text:style-name="T20">disiplin, percaya diri, sungguh – <text:tab/>sungguh dan kerja sama</text:span></text:p>
              </text:list-item>
              <text:list-item>
                <text:p text:style-name="P105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0">Penutup</text:p>
          </table:table-cell>
          <table:table-cell table:style-name="Table3.B15" office:value-type="string">
            <text:list xml:id="list4531192420438" text:continue-numbering="true" text:style-name="L14">
              <text:list-item>
                <text:p text:style-name="P107">Bertanya jawab tentang materi yang telah dipelajari</text:p>
              </text:list-item>
              <text:list-item>
                <text:p text:style-name="P109">Guru dan peserta didik bersama – sama membuat <text:tab/>rangkuman</text:p>
              </text:list-item>
              <text:list-item>
                <text:p text:style-name="P107"><text:span text:style-name="T6">Penguatan</text:span> dari guru</text:p>
              </text:list-item>
              <text:list-item>
                <text:p text:style-name="P107">Berdoa</text:p>
              </text:list-item>
              <text:list-item>
                <text:p text:style-name="P107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7">Pertemuan ketig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Kegiatan</text:p>
          </table:table-cell>
          <table:table-cell table:style-name="Table3.A2" office:value-type="string">
            <text:p text:style-name="P33">Deskripsi Kegiatan Pembelajaran</text:p>
          </table:table-cell>
          <table:table-cell table:style-name="Table3.C15" office:value-type="string">
            <text:p text:style-name="P21">Alokasi Waktu</text:p>
          </table:table-cell>
        </table:table-row>
        <table:table-row>
          <table:table-cell table:style-name="Table3.A2" office:value-type="string">
            <text:p text:style-name="P22">Pendahuluan</text:p>
          </table:table-cell>
          <table:table-cell table:style-name="Table3.B15" office:value-type="string">
            <text:list xml:id="list4530559479839" text:continue-numbering="true" text:style-name="L14">
              <text:list-item>
                <text:p text:style-name="P83">Pengaturan / Manajemen kelas</text:p>
              </text:list-item>
              <text:list-item>
                <text:p text:style-name="P86">Beroda</text:p>
              </text:list-item>
              <text:list-item>
                <text:p text:style-name="P89">Pemberia motivasi</text:p>
              </text:list-item>
              <text:list-item>
                <text:p text:style-name="P92">Appersepsi</text:p>
              </text:list-item>
              <text:list-item>
                <text:p text:style-name="P95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5" office:value-type="string">
            <text:list xml:id="list4531224698570" text:continue-numbering="true" text:style-name="L14">
              <text:list-item>
                <text:p text:style-name="P98">Peserta didik menyimak penjelasan dan peragaan <text:tab/>materi dari guru tentang <text:span text:style-name="T27">berjalan berpegangan di air, <text:tab/>mencipratkan air ke muka, kejar – kejaran di kolam <text:tab/>renang dan meyelam</text:span></text:p>
              </text:list-item>
              <text:list-item>
                <text:p text:style-name="P101">Peserta didik mendiskusikan secara kelompok <text:tab/>penjelasan dan peragaan materi dari guru</text:p>
              </text:list-item>
              <text:list-item>
                <text:p text:style-name="P101">Peserta didik mencoba secara berulang gerakan – <text:tab/>gerakan yang telah diperagakan oleh guru</text:p>
              </text:list-item>
              <text:list-item>
                <text:p text:style-name="P101">Peserta didik mempraktikan secara bergilir dengan <text:tab/>dilandasi nilai – nilai <text:span text:style-name="T20">disiplin, percaya diri, sungguh – <text:tab/>sungguh dan kerja sama</text:span></text:p>
              </text:list-item>
              <text:list-item>
                <text:p text:style-name="P104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5" office:value-type="string">
            <text:list xml:id="list4531326929711" text:continue-numbering="true" text:style-name="L14">
              <text:list-item>
                <text:p text:style-name="P107">Bertanya jawab tentang materi yang telah dipelajari</text:p>
              </text:list-item>
              <text:list-item>
                <text:p text:style-name="P109">Guru dan peserta didik bersama – sama membuat <text:tab/>rangkuman</text:p>
              </text:list-item>
              <text:list-item>
                <text:p text:style-name="P107"><text:span text:style-name="T6">Penguatan</text:span> dari guru</text:p>
              </text:list-item>
              <text:list-item>
                <text:p text:style-name="P107">Berdoa</text:p>
              </text:list-item>
              <text:list-item>
                <text:p text:style-name="P107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8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5">Kegiatan</text:p>
          </table:table-cell>
          <table:table-cell table:style-name="Table3.A2" office:value-type="string">
            <text:p text:style-name="P34">Deskripsi Kegiatan Pembelajaran</text:p>
          </table:table-cell>
          <table:table-cell table:style-name="Table3.C17" office:value-type="string">
            <text:p text:style-name="P25">Alokasi Waktu</text:p>
          </table:table-cell>
        </table:table-row>
        <text:soft-page-break/>
        <table:table-row>
          <table:table-cell table:style-name="Table3.A2" office:value-type="string">
            <text:p text:style-name="P26">Pendahuluan</text:p>
          </table:table-cell>
          <table:table-cell table:style-name="Table3.B19" office:value-type="string">
            <text:list xml:id="list4529976617469" text:continue-numbering="true" text:style-name="L14">
              <text:list-item>
                <text:p text:style-name="P83">Pengaturan / Manajemen kelas</text:p>
              </text:list-item>
              <text:list-item>
                <text:p text:style-name="P86">Beroda</text:p>
              </text:list-item>
              <text:list-item>
                <text:p text:style-name="P89">Pemberia motivasi</text:p>
              </text:list-item>
              <text:list-item>
                <text:p text:style-name="P92">Appersepsi</text:p>
              </text:list-item>
              <text:list-item>
                <text:p text:style-name="P95">Penjelasan materi pokok, prosedur kegiatan dan tujuan <text:tab/>pembelajaran yang akan dicapai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6">Inti</text:p>
          </table:table-cell>
          <table:table-cell table:style-name="Table3.B19" office:value-type="string">
            <text:list xml:id="list4531293441555" text:continue-numbering="true" text:style-name="L14">
              <text:list-item>
                <text:p text:style-name="P98">Peserta didik menyimak penjelasan dan peragaan <text:tab/>materi dari guru tentang <text:span text:style-name="T27">berjalan berpegangan di air, <text:tab/>mencipratkan air ke muka, kejar – kejaran di kolam <text:tab/>renang dan meyelam</text:span></text:p>
              </text:list-item>
              <text:list-item>
                <text:p text:style-name="P101">Peserta didik mendiskusikan secara kelompok <text:tab/>penjelasan dan peragaan materi dari guru</text:p>
              </text:list-item>
              <text:list-item>
                <text:p text:style-name="P101">Peserta didik mencoba secara berulang gerakan – <text:tab/>gerakan yang telah diperagakan oleh guru</text:p>
              </text:list-item>
              <text:list-item>
                <text:p text:style-name="P101">Peserta didik mempraktikan secara bergilir dengan <text:tab/>dilandasi nilai – nilai <text:span text:style-name="T20">disiplin, percaya diri, sungguh – <text:tab/>sungguh dan kerja sama</text:span></text:p>
              </text:list-item>
              <text:list-item>
                <text:p text:style-name="P104">Peserta didik medapat umpan balik dari guru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6">Penutup</text:p>
          </table:table-cell>
          <table:table-cell table:style-name="Table3.B20" office:value-type="string">
            <text:list xml:id="list4531967211043" text:continue-numbering="true" text:style-name="L14">
              <text:list-item>
                <text:p text:style-name="P107">Bertanya jawab tentang materi yang telah dipelajari</text:p>
              </text:list-item>
              <text:list-item>
                <text:p text:style-name="P109">Guru dan peserta didik bersama – sama membuat <text:tab/>rangkuman</text:p>
              </text:list-item>
              <text:list-item>
                <text:p text:style-name="P107"><text:span text:style-name="T6">Penguatan</text:span> dari guru</text:p>
              </text:list-item>
              <text:list-item>
                <text:p text:style-name="P107">Berdoa</text:p>
              </text:list-item>
              <text:list-item>
                <text:p text:style-name="P107">Selesai</text:p>
              </text:list-item>
            </text:list>
          </table:table-cell>
          <table:table-cell table:style-name="Table3.C20" office:value-type="string">
            <text:p text:style-name="P11"/>
          </table:table-cell>
        </table:table-row>
      </table:table>
      <text:p text:style-name="P44"/>
      <text:p text:style-name="P44"/>
      <text:list xml:id="list3511685138" text:style-name="L15">
        <text:list-item>
          <text:p text:style-name="P63">PENILAIAN <text:span text:style-name="T12">HASIL </text:span>PEMBELAJARAN</text:p>
          <text:list>
            <text:list-item>
              <text:p text:style-name="P63">Teknik penilaian</text:p>
            </text:list-item>
          </text:list>
        </text:list-item>
      </text:list>
      <text:list xml:id="list3622664892" text:style-name="L16">
        <text:list-item>
          <text:list>
            <text:list-item>
              <text:list>
                <text:list-item>
                  <text:p text:style-name="P64">Penilaian sikap<text:tab/>: Pengamatan (non – tes)</text:p>
                </text:list-item>
                <text:list-item>
                  <text:p text:style-name="P64">Penilaian pengetahuan<text:tab/>: Tertulis <text:span text:style-name="T13">(tes)</text:span></text:p>
                </text:list-item>
                <text:list-item>
                  <text:p text:style-name="P64">Penilaian keterampilan<text:tab/>: Pengamatan (non – tes)</text:p>
                </text:list-item>
              </text:list>
            </text:list-item>
          </text:list>
        </text:list-item>
      </text:list>
      <text:list xml:id="list34313337" text:style-name="L17">
        <text:list-item>
          <text:p text:style-name="P68">Bentuk instrumen penilaian</text:p>
        </text:list-item>
      </text:list>
      <text:list xml:id="list1131287728" text:style-name="L18">
        <text:list-item>
          <text:list>
            <text:list-item>
              <text:p text:style-name="P70">Penilaian sikap<text:tab/>: Jurnal</text:p>
            </text:list-item>
            <text:list-item>
              <text:p text:style-name="P72">Penilaian pengetahuan<text:tab/>: Butir – butir soal (Pilihan ganda, uraian)</text:p>
            </text:list-item>
            <text:list-item>
              <text:p text:style-name="P72">Penilaian keterampilan<text:tab/>: Lembar pengamatan</text:p>
            </text:list-item>
          </text:list>
        </text:list-item>
      </text:list>
      <text:list xml:id="list4531616267643" text:continue-list="list34313337" text:style-name="L17">
        <text:list-item>
          <text:p text:style-name="P69">Instrumen penilaian</text:p>
        </text:list-item>
      </text:list>
      <text:list xml:id="list1742949486" text:style-name="L19">
        <text:list-item>
          <text:list>
            <text:list-item>
              <text:p text:style-name="P71">Penilaian sikap<text:tab/>: Jurnal harian langsung dari guru</text:p>
            </text:list-item>
            <text:list-item>
              <text:p text:style-name="P73">Penilaian pengetahuan<text:tab/>: <text:span text:style-name="T8">Naskah tersendiri sebagai lampiran dari RPP</text:span></text:p>
            </text:list-item>
            <text:list-item>
              <text:p text:style-name="P73">Penilaian keterampilan<text:tab/>: <text:span text:style-name="T8">Naskah tersendiri sebagai lampiran dari RPP</text:span></text:p>
            </text:list-item>
          </text:list>
        </text:list-item>
      </text:list>
      <text:p text:style-name="P47"/>
      <text:p text:style-name="P47"/>
      <text:p text:style-name="P47"/>
      <text:p text:style-name="P46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Menyetujui / Mengesahkan</text:p>
            <text:p text:style-name="P27">Kepala Sekolah</text:p>
            <text:p text:style-name="P27"/>
            <text:p text:style-name="P27"/>
            <text:p text:style-name="P29">USMAN, S.Pd</text:p>
            <text:p text:style-name="P28">N<text:span text:style-name="T9">IP</text:span>. <text:span text:style-name="T10">196807151999011002</text:span></text:p>
          </table:table-cell>
          <table:table-cell table:style-name="Table4.A1" office:value-type="string">
            <text:p text:style-name="P27">Ternate, 5 Januri 2019</text:p>
            <text:p text:style-name="P27">Guru Mata Pelajaran</text:p>
            <text:p text:style-name="P27"/>
            <text:p text:style-name="P27"/>
            <text:p text:style-name="P29">NURBAYA AHMAD</text:p>
            <text:p text:style-name="P27"><text:span text:style-name="T11">NIP</text:span>. 196612021987122006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2-02T00:45:27.216590203</dc:date>
    <meta:editing-duration>PT6H56M</meta:editing-duration>
    <meta:editing-cycles>278</meta:editing-cycles>
    <meta:document-statistic meta:table-count="5" meta:image-count="0" meta:object-count="0" meta:page-count="6" meta:paragraph-count="184" meta:word-count="1087" meta:character-count="7139" meta:non-whitespace-character-count="6291"/>
  </office:meta>
</office:document-meta>
</file>